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f4f0a" officeooo:paragraph-rsid="000f4f0a" style:font-weight-asian="bold" style:font-weight-complex="bold"/>
    </style:style>
    <style:style style:name="P2" style:family="paragraph" style:parent-style-name="Standard">
      <style:paragraph-properties fo:text-align="start" style:justify-single-word="false"/>
      <style:text-properties style:text-underline-style="none" fo:font-weight="bold" officeooo:rsid="000f4f0a" officeooo:paragraph-rsid="000f4f0a"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0fa60c" officeooo:paragraph-rsid="000fa60c" style:font-weight-asian="bold" style:font-weight-complex="bold"/>
    </style:style>
    <style:style style:name="P4" style:family="paragraph" style:parent-style-name="Standard">
      <style:paragraph-properties fo:text-align="start" style:justify-single-word="false"/>
      <style:text-properties style:text-underline-style="none" fo:font-weight="bold" officeooo:rsid="00101501" officeooo:paragraph-rsid="00101501"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15f22" officeooo:paragraph-rsid="00115f22"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12aefc" officeooo:paragraph-rsid="0012aefc"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15f22" officeooo:paragraph-rsid="00115f22"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f4f0a" officeooo:paragraph-rsid="000f4f0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356a3" officeooo:paragraph-rsid="001356a3" style:font-weight-asian="normal" style:font-weight-complex="normal"/>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f4f0a" officeooo:paragraph-rsid="000f4f0a" style:font-size-asian="18pt" style:font-weight-asian="bold" style:font-size-complex="18pt" style:font-weight-complex="bold"/>
    </style:style>
    <style:style style:name="P11" style:family="paragraph" style:parent-style-name="Standard">
      <style:paragraph-properties fo:text-align="end" style:justify-single-word="false"/>
      <style:text-properties fo:font-size="15pt" style:text-underline-style="none" fo:font-weight="bold" officeooo:rsid="000f4f0a" officeooo:paragraph-rsid="000f4f0a"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style:text-underline-style="none" fo:font-weight="bold" officeooo:rsid="00101501" officeooo:paragraph-rsid="00101501"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style:text-underline-style="none" fo:font-weight="bold" officeooo:rsid="001356a3" officeooo:paragraph-rsid="001356a3"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style:text-underline-style="none" fo:font-weight="normal" officeooo:rsid="000f4f0a" officeooo:paragraph-rsid="000f4f0a"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style:text-underline-style="none" fo:font-weight="normal" officeooo:rsid="000f4f0a" officeooo:paragraph-rsid="0012aefc"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style:text-underline-style="none" fo:font-weight="normal" officeooo:rsid="0012aefc" officeooo:paragraph-rsid="0012aefc"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style:text-underline-style="none" fo:font-weight="normal" officeooo:rsid="000fa60c" officeooo:paragraph-rsid="000fa60c" style:font-size-asian="15pt" style:font-weight-asian="normal" style:font-size-complex="15pt" style:font-weight-complex="normal"/>
    </style:style>
    <style:style style:name="P18" style:family="paragraph" style:parent-style-name="Standard">
      <style:paragraph-properties fo:text-align="start" style:justify-single-word="false"/>
      <style:text-properties fo:font-size="15pt" style:text-underline-style="none" fo:font-weight="normal" officeooo:rsid="000fa60c" officeooo:paragraph-rsid="0012aefc"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style:text-underline-style="none" fo:font-weight="normal" officeooo:rsid="00101501" officeooo:paragraph-rsid="00101501"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20pt" style:text-underline-style="none" fo:font-weight="bold" officeooo:rsid="0012aefc" officeooo:paragraph-rsid="0012aefc" style:font-size-asian="20pt" style:font-weight-asian="bold" style:font-size-complex="20pt" style:font-weight-complex="bold"/>
    </style:style>
    <style:style style:name="P21" style:family="paragraph" style:parent-style-name="Standard">
      <style:paragraph-properties fo:text-align="start" style:justify-single-word="false"/>
      <style:text-properties fo:font-size="20pt" style:text-underline-style="none" fo:font-weight="bold" officeooo:rsid="00101501" officeooo:paragraph-rsid="00101501" style:font-size-asian="20pt" style:font-weight-asian="bold" style:font-size-complex="20pt" style:font-weight-complex="bold"/>
    </style:style>
    <style:style style:name="P22" style:family="paragraph" style:parent-style-name="Standard">
      <style:paragraph-properties fo:text-align="start" style:justify-single-word="false"/>
      <style:text-properties fo:font-size="20pt" style:text-underline-style="none" fo:font-weight="bold" officeooo:rsid="001356a3" officeooo:paragraph-rsid="001356a3" style:font-size-asian="20pt" style:font-weight-asian="bold" style:font-size-complex="20pt" style:font-weight-complex="bold"/>
    </style:style>
    <style:style style:name="P23" style:family="paragraph" style:parent-style-name="Standard">
      <style:paragraph-properties fo:text-align="start" style:justify-single-word="false"/>
      <style:text-properties fo:font-size="16pt" style:text-underline-style="none" fo:font-weight="bold" officeooo:rsid="00101501" officeooo:paragraph-rsid="00101501"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4pt" style:text-underline-style="none" fo:font-weight="bold" officeooo:rsid="00101501" officeooo:paragraph-rsid="00101501"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size="14pt" style:text-underline-style="none" fo:font-weight="bold" officeooo:rsid="00115f22" officeooo:paragraph-rsid="00115f22"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style:text-underline-style="none" fo:font-weight="normal" officeooo:rsid="001356a3" officeooo:paragraph-rsid="001356a3" style:font-size-asian="14pt" style:font-weight-asian="normal" style:font-size-complex="14pt" style:font-weight-complex="normal"/>
    </style:style>
    <style:style style:name="P27" style:family="paragraph" style:parent-style-name="Standard">
      <style:paragraph-properties fo:text-align="end" style:justify-single-word="false"/>
      <style:text-properties fo:font-size="14pt" style:text-underline-style="none" fo:font-weight="normal" officeooo:rsid="000f4f0a" officeooo:paragraph-rsid="000f4f0a"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3pt" style:text-underline-style="none" fo:font-weight="normal" officeooo:rsid="00101501" officeooo:paragraph-rsid="00101501"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font-size="13pt" style:text-underline-style="none" fo:font-weight="normal" officeooo:rsid="000fa60c" officeooo:paragraph-rsid="00101501"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fo:font-size="13pt" style:text-underline-style="none" fo:font-weight="normal" officeooo:rsid="00115f22" officeooo:paragraph-rsid="00115f22"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font-size="13pt" style:text-underline-style="none" fo:font-weight="bold" officeooo:rsid="00115f22" officeooo:paragraph-rsid="00115f22" style:font-size-asian="13pt" style:font-weight-asian="bold" style:font-size-complex="13pt" style:font-weight-complex="bold"/>
    </style:style>
    <style:style style:name="P32" style:family="paragraph" style:parent-style-name="Standard">
      <style:paragraph-properties fo:text-align="start" style:justify-single-word="false"/>
      <style:text-properties fo:font-size="13pt" fo:font-style="italic" style:text-underline-style="none" fo:font-weight="bold" officeooo:rsid="001356a3" officeooo:paragraph-rsid="001356a3" style:font-size-asian="13pt" style:font-style-asian="italic" style:font-weight-asian="bold" style:font-size-complex="13pt" style:font-style-complex="italic" style:font-weight-complex="bold"/>
    </style:style>
    <style:style style:name="P33" style:family="paragraph" style:parent-style-name="Standard">
      <style:paragraph-properties fo:text-align="start" style:justify-single-word="false"/>
      <style:text-properties fo:font-size="12pt" style:text-underline-style="none" fo:font-weight="bold" officeooo:rsid="001356a3" officeooo:paragraph-rsid="001356a3"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font-size="24pt" style:text-underline-style="none" fo:font-weight="bold" officeooo:rsid="001356a3" officeooo:paragraph-rsid="001356a3" style:font-size-asian="24pt" style:font-weight-asian="bold" style:font-size-complex="24pt" style:font-weight-complex="bold"/>
    </style:style>
    <style:style style:name="P35" style:family="paragraph" style:parent-style-name="Standard">
      <style:paragraph-properties fo:text-align="center" style:justify-single-word="false"/>
      <style:text-properties fo:font-size="24pt" style:text-underline-style="none" fo:font-weight="bold" officeooo:rsid="000f4f0a" officeooo:paragraph-rsid="000f4f0a" style:font-size-asian="24pt" style:font-weight-asian="bold" style:font-size-complex="24pt" style:font-weight-complex="bold"/>
    </style:style>
    <style:style style:name="P36" style:family="paragraph" style:parent-style-name="Standard">
      <style:paragraph-properties fo:text-align="start" style:justify-single-word="false"/>
      <style:text-properties fo:font-style="italic" style:text-underline-style="none" fo:font-weight="bold" officeooo:rsid="001356a3" officeooo:paragraph-rsid="001356a3" style:font-style-asian="italic" style:font-weight-asian="bold" style:font-style-complex="italic" style:font-weight-complex="bold"/>
    </style:style>
    <style:style style:name="P37" style:family="paragraph" style:parent-style-name="Standard">
      <style:paragraph-properties fo:text-align="start" style:justify-single-word="false"/>
      <style:text-properties fo:font-size="15pt" style:text-underline-style="none" fo:font-weight="normal" officeooo:rsid="0012aefc" officeooo:paragraph-rsid="000f4f0a"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20pt" style:text-underline-style="none" fo:font-weight="bold" officeooo:rsid="0012aefc" officeooo:paragraph-rsid="000f4f0a" style:font-size-asian="20pt" style:font-weight-asian="bold" style:font-size-complex="20pt" style:font-weight-complex="bold"/>
    </style:style>
    <style:style style:name="T1" style:family="text">
      <style:text-properties officeooo:rsid="00101501"/>
    </style:style>
    <style:style style:name="T2" style:family="text">
      <style:text-properties officeooo:rsid="0012aefc"/>
    </style:style>
    <style:style style:name="T3" style:family="text">
      <style:text-properties officeooo:rsid="001356a3"/>
    </style:style>
    <style:style style:name="T4" style:family="text">
      <style:text-properties style:text-position="super 58%"/>
    </style:style>
    <style:style style:name="T5" style:family="text">
      <style:text-properties fo:font-size="15pt" style:font-size-asian="15pt" style:font-size-complex="15pt"/>
    </style:style>
    <style:style style:name="T6" style:family="text">
      <style:text-properties fo:font-size="15pt" officeooo:rsid="000fa60c"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34">Project No. 5</text:p>
      <text:p text:style-name="P35"/>
      <text:p text:style-name="P10"/>
      <text:p text:style-name="P10"/>
      <text:p text:style-name="P10">Nikki Reference Manual </text:p>
      <text:p text:style-name="P10"/>
      <text:p text:style-name="P1"/>
      <text:p text:style-name="P1">Reference Documentation for Nikki </text:p>
      <text:p text:style-name="P1"><text:span text:style-name="T3">21 </text:span>October 2014</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1"/>
      <text:p text:style-name="P11"/>
      <text:p text:style-name="P13">Submitted To:<text:tab/><text:tab/><text:tab/><text:tab/><text:tab/><text:tab/><text:tab/>Submitted By:</text:p>
      <text:p text:style-name="P13"/>
      <text:p text:style-name="P26">Dr. Manoj Mishra<text:tab/><text:tab/><text:tab/><text:tab/><text:tab/><text:tab/><text:tab/>Nikita Jain</text:p>
      <text:p text:style-name="P26">Professor <text:tab/><text:tab/><text:tab/><text:tab/><text:tab/><text:tab/><text:tab/><text:tab/>14535031</text:p>
      <text:p text:style-name="P26">Department of Computer Science<text:tab/><text:tab/><text:tab/><text:tab/>M.Tech (1<text:span text:style-name="T4">st</text:span> Year, CS)</text:p>
      <text:p text:style-name="P27"/>
      <text:p text:style-name="P1"><text:soft-page-break/></text:p>
      <text:p text:style-name="P1"/>
      <text:p text:style-name="P20">Table of Contents</text:p>
      <text:p text:style-name="P2"/>
      <text:p text:style-name="P2"/>
      <text:p text:style-name="P14"><text:span text:style-name="T2">1. </text:span>Introduction</text:p>
      <text:p text:style-name="P14"/>
      <text:p text:style-name="P14"><text:span text:style-name="T2">2. </text:span>Basic shell Features</text:p>
      <text:p text:style-name="P37"><text:tab/>2.1 Shell Syntax</text:p>
      <text:p text:style-name="P37"><text:tab/>2.2 Shell Operations</text:p>
      <text:p text:style-name="P37"><text:tab/>2.3 Shell Commands</text:p>
      <text:p text:style-name="P16"><text:tab/><text:tab/>2.3.1Simple Commands</text:p>
      <text:p text:style-name="P16"><text:tab/><text:tab/>2.3.2 Pipelines</text:p>
      <text:p text:style-name="P16"><text:tab/><text:tab/>2.3.3 Redirections</text:p>
      <text:p text:style-name="P16"><text:tab/>2.4 Signals</text:p>
      <text:p text:style-name="P16"><text:tab/>2.5 Job Control</text:p>
      <text:p text:style-name="P15"/>
      <text:p text:style-name="P14"><text:span text:style-name="T2">3. </text:span>Installing Nikki</text:p>
      <text:p text:style-name="P14"/>
      <text:p text:style-name="P16">4. Code</text:p>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8">1. INTRODUCTION</text:p>
      <text:p text:style-name="P2"/>
      <text:p text:style-name="P8"><text:span text:style-name="T5">A shell is an interactive command-line interpreter that runs programs on behalf of the users. A shell </text:span><text:span text:style-name="T6">repeatedly prints a prompt, waits for a command-line on stdin, and then carries out some action, as directed by the contents of the command-line.</text:span></text:p>
      <text:p text:style-name="P14"/>
      <text:p text:style-name="P17">As a command interpreter, the shell provides the user interface to the rich set of gnu utilities. The programming language features allow these utilities to be combined. Files containing co<text:span text:style-name="T2">mm</text:span>ands can be created, and become commands themselves.</text:p>
      <text:p text:style-name="P17"/>
      <text:p text:style-name="P17">Shells may be used interactively or non-interactively. In interactive mode, they accept input typed from the keyboard. When executing non-interactively, shells execute commands read from a file.</text:p>
      <text:p text:style-name="P17"/>
      <text:p text:style-name="P17">A shell allows execution of gnu commands, both synchronously and asynchronously. The shell waits for synchronous commands to complete before accepting more input; asynchronous commands continue to execute in parallel with the shell while it reads and executes additional commands. The redirection constructs permit fine-grained control of the input and output of those commands. Moreover, the shell allows control over the contents of commands’ environments.</text:p>
      <text:p text:style-name="P17"/>
      <text:p text:style-name="P18">Shells also provide a small set of built-in commands (builtins) implementing functionality impossible or inconvenient to obtain via separate utilities. </text:p>
      <text:p text:style-name="P18"><text:span text:style-name="T2">(</text:span>For example, cd, <text:span text:style-name="T1">md</text:span>, and <text:span text:style-name="T1">rm</text:span>) cannot be implemented outside of the shell because they directly manipulate the shell itself. The <text:span text:style-name="T2">ls</text:span>, <text:span text:style-name="T2">p</text:span>s, kill, or pwd builtins, among others, could be implemented in separate utilities, but they are more convenient to use as builtin commands.</text:p>
      <text:p text:style-name="P17"/>
      <text:p text:style-name="P3"/>
      <text:p text:style-name="P3"/>
      <text:p text:style-name="P3"/>
      <text:p text:style-name="P4"/>
      <text:p text:style-name="P4"/>
      <text:p text:style-name="P4"/>
      <text:p text:style-name="P4"/>
      <text:p text:style-name="P4"/>
      <text:p text:style-name="P4"/>
      <text:p text:style-name="P4"/>
      <text:p text:style-name="P21"/>
      <text:p text:style-name="P21"><text:soft-page-break/><text:span text:style-name="T2">2. </text:span>Nikki Shell Features</text:p>
      <text:p text:style-name="P4"/>
      <text:p text:style-name="P23"><text:span text:style-name="T2">2. </text:span>1. Shell Syntax</text:p>
      <text:p text:style-name="P4"/>
      <text:p text:style-name="P19">When the shell reads input, it proceeds through a sequence of operations. It divides the input into words and operators, employing the quoting rules to select which meanings to assign various words and characters. </text:p>
      <text:p text:style-name="P19">The shell then parses these tokens into commands and other constructs, removes the special meaning of certain words or characters, expands others, redirects input and output as needed, executes the specified command, waits for the command’s exit status, stores errors and makes that exit and error status available for further inspection or processing.</text:p>
      <text:p text:style-name="P19"/>
      <text:p text:style-name="P4"/>
      <text:p text:style-name="P23"><text:span text:style-name="T2">2.2. </text:span>Shell Operation </text:p>
      <text:p text:style-name="P4"/>
      <text:p text:style-name="P19">The following is a brief description of the shell’s operation when it reads and executes a command. Basically, the shell does the following: </text:p>
      <text:p text:style-name="P19"/>
      <text:p text:style-name="P19"><text:span text:style-name="T2">i</text:span>. Reads its input from the user's terminal , from a string supplied as an argument <text:s text:c="3"/>to the invocation option.</text:p>
      <text:p text:style-name="P19"><text:span text:style-name="T2">ii</text:span>. Breaks the input into words and operators. These tokens are separated by special characters. </text:p>
      <text:p text:style-name="P19"><text:span text:style-name="T2">iii</text:span>. Parses the tokens into simple and compound commands</text:p>
      <text:p text:style-name="P19"><text:span text:style-name="T2">iv.</text:span> Performs the various shell expansions , breaking the expanded tokens into lists of filenames <text:s/>and commands and arguments. </text:p>
      <text:p text:style-name="P19"><text:span text:style-name="T2">v</text:span>. Performs any necessary redirections.</text:p>
      <text:p text:style-name="P19"><text:span text:style-name="T2">vi</text:span>. Executes the command.</text:p>
      <text:p text:style-name="P19"><text:span text:style-name="T2">Vii.</text:span> Optionally waits for the command to complete and collects its exit status</text:p>
      <text:p text:style-name="P19"/>
      <text:p text:style-name="P4"/>
      <text:p text:style-name="P23"><text:span text:style-name="T2">2.3. </text:span>Shell Commands </text:p>
      <text:p text:style-name="P4"/>
      <text:p text:style-name="P19">A simple shell command such as echo a b c consists of the command itself followed by arguments, separated by spaces. </text:p>
      <text:p text:style-name="P19">More complex shell commands are composed of simple commands arranged together in a variety of ways: </text:p>
      <text:p text:style-name="P19">in a pipeline in which the output of one command becomes the input of </text:p>
      <text:p text:style-name="P19">a second, in a loop or conditional construct, or in some other grouping. </text:p>
      <text:p text:style-name="P19"/>
      <text:p text:style-name="P12"><text:soft-page-break/><text:span text:style-name="T2">2.</text:span>3.1 Simple Commands </text:p>
      <text:p text:style-name="P4"/>
      <text:p text:style-name="P28">It’s just a sequence of words separated by blanks, terminated by one of the shell’s control operators. The first word generally specifies a command to be executed, with </text:p>
      <text:p text:style-name="P28">the rest of the words being that command’s arguments. </text:p>
      <text:p text:style-name="P29"/>
      <text:p text:style-name="P24"><text:span text:style-name="T2">2.</text:span>3.2 Pipelines </text:p>
      <text:p text:style-name="P4"/>
      <text:p text:style-name="P28">A pipeline is a sequence of simple commands separated by the control operators </text:p>
      <text:p text:style-name="P28">‘|’ </text:p>
      <text:p text:style-name="P28">The format for a pipeline is </text:p>
      <text:p text:style-name="P28">command 1 | command 2 | command 3 ...</text:p>
      <text:p text:style-name="P28"/>
      <text:p text:style-name="P28">The output of each command in the pipeline is connected via a pipe to the input of the next </text:p>
      <text:p text:style-name="P28">command. That is, each command reads the previous command’s output. This connection </text:p>
      <text:p text:style-name="P28">is performed before any redirections specified by the command. </text:p>
      <text:p text:style-name="P28"/>
      <text:p text:style-name="P28">If the pipeline is not executed asynchronously, the shell waits for all commands in the pipeline to complete.</text:p>
      <text:p text:style-name="P28"/>
      <text:p text:style-name="P28">Each command in a pipeline is executed in its own subshell. The exit status of a pipeline is the exit status of the last command in the pipeline. The shell waits for all commands in the </text:p>
      <text:p text:style-name="P28">pipeline to terminate before returning a value.</text:p>
      <text:p text:style-name="P28"/>
      <text:p text:style-name="P32">Eg. ls -s | grep shell | sort</text:p>
      <text:p text:style-name="P31"/>
      <text:p text:style-name="P25"/>
      <text:p text:style-name="P25"><text:span text:style-name="T2">2.</text:span>3.3 Redirections </text:p>
      <text:p text:style-name="P31"/>
      <text:p text:style-name="P30">Before a command is executed, its input and output may be redirected using a special </text:p>
      <text:p text:style-name="P30">notation interpreted by the shell. Redirection may also be used to open and close files for </text:p>
      <text:p text:style-name="P30">the current shell execution environment. The following redirection operators may precede </text:p>
      <text:p text:style-name="P30">or appear anywhere within a simple command or may follow a command. Redirections are </text:p>
      <text:p text:style-name="P30">processed in the order they appear, from left to right. </text:p>
      <text:p text:style-name="P30">Each redirection that may be preceded by a file descriptor number may instead be </text:p>
      <text:p text:style-name="P30">preceded by a word of the form { varname } .</text:p>
      <text:p text:style-name="P30"/>
      <text:p text:style-name="P30">In the following descriptions, if the file descriptor number is omitted, and the first char- </text:p>
      <text:p text:style-name="P30">acter of the redirection operator is ‘&lt;’, the redirection refers to the standard input (file </text:p>
      <text:p text:style-name="P30">descriptor 0). If the first character of the redirection operator is ‘&gt;’, the redirection refers </text:p>
      <text:p text:style-name="P30">to the standard output (file descriptor 1). </text:p>
      <text:p text:style-name="P30"/>
      <text:p text:style-name="P30">Note that the order of redirections is significant. For example, the command </text:p>
      <text:p text:style-name="P30"/>
      <text:p text:style-name="P30">A failure to open or create a file causes the redirection to fail. </text:p>
      <text:p text:style-name="P31"><text:soft-page-break/></text:p>
      <text:p text:style-name="P31"><text:span text:style-name="T2">2.</text:span>3.<text:span text:style-name="T2">3</text:span>.1 Redirecting Input </text:p>
      <text:p text:style-name="P30"/>
      <text:p text:style-name="P7">Redirection of input causes the file whose name is given to be opened for reading on file descriptor n, or the standard input (file descriptor 0) if n is not specified. </text:p>
      <text:p text:style-name="P7">The general format for redirecting input is: </text:p>
      <text:p text:style-name="P7">[n] &lt;word </text:p>
      <text:p text:style-name="P7"/>
      <text:p text:style-name="P36">Eg. grep shell &lt;filename</text:p>
      <text:p text:style-name="P9">if file is not present in the current directory then enter its path name also.</text:p>
      <text:p text:style-name="P7"/>
      <text:p text:style-name="P5"><text:span text:style-name="T2">2.</text:span>3.<text:span text:style-name="T2">3</text:span>.2 Redirecting Output </text:p>
      <text:p text:style-name="P5"/>
      <text:p text:style-name="P7">Redirection of output causes the file whose name is given to be </text:p>
      <text:p text:style-name="P7">opened for writing on file descriptor n, or the standard output (file descriptor 1) if n is not </text:p>
      <text:p text:style-name="P7">specified. If the file does not exist it is created; if it does exist it is truncated to zero size. </text:p>
      <text:p text:style-name="P7">The general format for redirecting output is: </text:p>
      <text:p text:style-name="P7">[n] &gt;word </text:p>
      <text:p text:style-name="P7"/>
      <text:p text:style-name="P7">Redirection of output in this fashion causes the file whose name results from the expansion of </text:p>
      <text:p text:style-name="P7">word to be opened for appending on file descriptor n, or the standard output (file descriptor </text:p>
      <text:p text:style-name="P7">1) if n is not specified. If the file does not exist it is created. </text:p>
      <text:p text:style-name="P7">The general format for appending output is: </text:p>
      <text:p text:style-name="P7">[n] &gt;&gt;word</text:p>
      <text:p text:style-name="P7"/>
      <text:p text:style-name="P36">Eg. pwd &gt;filename</text:p>
      <text:p text:style-name="P36">pwd &gt;&gt;filename</text:p>
      <text:p text:style-name="P9">if file is not present in the current directory then enter its path name also.</text:p>
      <text:p text:style-name="P25"/>
      <text:p text:style-name="P25"><text:span text:style-name="T2">2.3.4 </text:span>Signals </text:p>
      <text:p text:style-name="P5"/>
      <text:p text:style-name="P30">When Nikki receives a SIGINT, it breaks out of any executing loops. </text:p>
      <text:p text:style-name="P30"/>
      <text:p text:style-name="P30">The shell exits by upon receipt of a SIGQUIT, SIGTSTP. Before exiting, it prints a message on the terminal. </text:p>
      <text:p text:style-name="P30"/>
      <text:p text:style-name="P25"><text:span text:style-name="T2">2.3.5 </text:span>Job Control</text:p>
      <text:p text:style-name="P5"/>
      <text:p text:style-name="P30">To facilitate the implementation of the user interface to job control, the operating system </text:p>
      <text:p text:style-name="P30">maintains the notion of a current terminal process group id. Members of this process group </text:p>
      <text:p text:style-name="P30">(processes whose process group id is equal to the current terminal process group id) receive </text:p>
      <text:p text:style-name="P30">keyboard-generated signals such as SIGINT. These processes are said to be in the foreground. </text:p>
      <text:p text:style-name="P30">Background processes are those whose process group id differs from the terminal’s; such </text:p>
      <text:p text:style-name="P30">processes are immune to keyboard-generated signals. Only foreground processes are allowed </text:p>
      <text:p text:style-name="P30">to read from or, if the user so specifies with stty tostop, write to the terminal. Background </text:p>
      <text:p text:style-name="P30">processes which attempt to read from (write to when stty tostop is in effect) the terminal </text:p>
      <text:p text:style-name="P30">are sent a SIGTTIN (SIGTTOU) signal by the kernel’s terminal driver, which, unless caught, </text:p>
      <text:p text:style-name="P30"><text:soft-page-break/>suspends the process. </text:p>
      <text:p text:style-name="P30"/>
      <text:p text:style-name="P36">Eg. gnome-calculator&amp;</text:p>
      <text:p text:style-name="P36">[Background process]</text:p>
      <text:p text:style-name="P3"/>
      <text:p text:style-name="P3"/>
      <text:p text:style-name="P3"/>
      <text:p text:style-name="P3"/>
      <text:p text:style-name="P3"/>
      <text:p text:style-name="P3"/>
      <text:p text:style-name="P3"/>
      <text:p text:style-name="P20">3. Installations steps</text:p>
      <text:p text:style-name="P6"/>
      <text:p text:style-name="P16">1. Install GNU Readline library.</text:p>
      <text:p text:style-name="P16">2. Install gcc compiler.</text:p>
      <text:p text:style-name="P16">3. Exectute:</text:p>
      <text:p text:style-name="P16"><text:tab/>gcc Njshell.c -lreadline</text:p>
      <text:p text:style-name="P16"><text:tab/>./a.out</text:p>
      <text:p text:style-name="P16"/>
      <text:p text:style-name="P16">4. For teminating the shell</text:p>
      <text:p text:style-name="P16"><text:tab/>control + backslash</text:p>
      <text:p text:style-name="P16"><text:tab/>or</text:p>
      <text:p text:style-name="P16"><text:tab/>control + z</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2"><text:soft-page-break/>4. Code</text:p>
      <text:p text:style-name="P22"/>
      <text:p text:style-name="P33">#include &lt;stdio.h&gt; </text:p>
      <text:p text:style-name="P33">#include &lt;stdlib.h&gt; </text:p>
      <text:p text:style-name="P33">#include &lt;unistd.h&gt; </text:p>
      <text:p text:style-name="P33">#include&lt;string.h&gt; </text:p>
      <text:p text:style-name="P33">#include&lt;fcntl.h&gt; </text:p>
      <text:p text:style-name="P33">#include&lt;signal.h&gt; </text:p>
      <text:p text:style-name="P33">#include&lt;readline/readline.h&gt; </text:p>
      <text:p text:style-name="P33">#include&lt;readline/history.h&gt; </text:p>
      <text:p text:style-name="P33"/>
      <text:p text:style-name="P33">static int arg=0; </text:p>
      <text:p text:style-name="P33">char *cmnd[20]={NULL},*p[20]={NULL},*user_input, *line_read; </text:p>
      <text:p text:style-name="P33">void functions(int no) </text:p>
      <text:p text:style-name="P33">{ </text:p>
      <text:p text:style-name="P33"><text:tab/><text:tab/>//Implementation of cd Command </text:p>
      <text:p text:style-name="P33"><text:tab/><text:tab/><text:tab/>if(strcmp(cmnd[no], "cd")==0) </text:p>
      <text:p text:style-name="P33"><text:tab/><text:tab/><text:tab/>{ </text:p>
      <text:p text:style-name="P33"><text:tab/><text:tab/><text:tab/><text:tab/>int v; </text:p>
      <text:p text:style-name="P33"><text:tab/><text:tab/><text:tab/><text:tab/>if(strcmp(cmnd[no +1],"/")==0) </text:p>
      <text:p text:style-name="P33"><text:tab/><text:tab/><text:tab/><text:tab/><text:tab/>v=chdir("/home"); </text:p>
      <text:p text:style-name="P33"><text:tab/><text:tab/><text:tab/><text:tab/>else </text:p>
      <text:p text:style-name="P33"><text:tab/><text:tab/><text:tab/><text:tab/><text:tab/>v=chdir(cmnd[no+1]); </text:p>
      <text:p text:style-name="P33"><text:tab/><text:tab/><text:tab/><text:tab/>if(v!=0) </text:p>
      <text:p text:style-name="P33"><text:tab/><text:tab/><text:tab/><text:tab/>{ </text:p>
      <text:p text:style-name="P33"><text:tab/><text:tab/><text:tab/><text:tab/><text:tab/>printf("\nError Reported:\n"); </text:p>
      <text:p text:style-name="P33"><text:tab/><text:tab/><text:tab/><text:tab/>} </text:p>
      <text:p text:style-name="P33"><text:tab/><text:tab/><text:tab/>} </text:p>
      <text:p text:style-name="P33"><text:tab/><text:tab/>//Make directory </text:p>
      <text:p text:style-name="P33"><text:tab/><text:tab/><text:tab/>else if(strcmp(cmnd[no], "md")==0) </text:p>
      <text:p text:style-name="P33"><text:tab/><text:tab/><text:tab/>{ <text:s text:c="6"/></text:p>
      <text:p text:style-name="P33"><text:tab/><text:tab/><text:tab/><text:tab/>int v1=mkdir(cmnd[no+1]); </text:p>
      <text:p text:style-name="P33"><text:tab/><text:tab/><text:tab/><text:tab/>if(v1!=0) </text:p>
      <text:p text:style-name="P33"><text:tab/><text:tab/><text:tab/><text:tab/><text:tab/>printf("\nError"); </text:p>
      <text:p text:style-name="P33"><text:tab/><text:tab/><text:tab/>} </text:p>
      <text:p text:style-name="P33"><text:tab/><text:tab/>//Delete directory </text:p>
      <text:p text:style-name="P33"><text:tab/><text:tab/><text:tab/>else if(strcmp(cmnd[no], "rd")==0) </text:p>
      <text:p text:style-name="P33"><text:tab/><text:tab/><text:tab/>{ <text:s text:c="6"/></text:p>
      <text:p text:style-name="P33"><text:tab/><text:tab/><text:tab/><text:tab/>int v1=rmdir(cmnd[no+1]); </text:p>
      <text:p text:style-name="P33"><text:tab/><text:tab/><text:tab/><text:tab/>if(v1!=0) </text:p>
      <text:p text:style-name="P33"><text:tab/><text:tab/><text:tab/><text:tab/><text:tab/>printf("\nError"); </text:p>
      <text:p text:style-name="P33"><text:tab/><text:tab/><text:tab/>} </text:p>
      <text:p text:style-name="P33"><text:tab/><text:tab/>//Copy Files </text:p>
      <text:p text:style-name="P33"><text:tab/><text:tab/><text:tab/>else if(strcmp(cmnd[no], "cp")==0) </text:p>
      <text:p text:style-name="P33"><text:tab/><text:tab/><text:tab/>{ <text:s text:c="6"/></text:p>
      <text:p text:style-name="P33"><text:tab/><text:tab/><text:tab/><text:tab/>int fd=copyFiles(cmnd[1], cmnd[2]); </text:p>
      <text:p text:style-name="P33"><text:s text:c="28"/><text:tab/>if(fd==-1) </text:p>
      <text:p text:style-name="P33"><text:soft-page-break/><text:tab/><text:tab/><text:tab/> <text:s text:c="12"/>printf("\nSorry, Copy operation failed.\nError: %s", strerror(fd)); </text:p>
      <text:p text:style-name="P33"><text:tab/><text:tab/><text:tab/>} </text:p>
      <text:p text:style-name="P33"><text:tab/><text:tab/>//exit </text:p>
      <text:p text:style-name="P33"><text:tab/><text:tab/><text:tab/>else if(strcmp(cmnd[no], "exit")==0) </text:p>
      <text:p text:style-name="P33"><text:tab/><text:tab/><text:tab/>{ <text:s text:c="6"/></text:p>
      <text:p text:style-name="P33"><text:tab/><text:tab/><text:tab/><text:tab/>exit(0); </text:p>
      <text:p text:style-name="P33"><text:tab/><text:tab/><text:tab/>}<text:tab/><text:tab/> </text:p>
      <text:p text:style-name="P33"><text:tab/><text:tab/>//echo </text:p>
      <text:p text:style-name="P33"><text:tab/><text:tab/><text:tab/>else if(strcmp(cmnd[no], "echo")==0) </text:p>
      <text:p text:style-name="P33"><text:tab/><text:tab/><text:tab/>{ <text:s text:c="6"/></text:p>
      <text:p text:style-name="P33"><text:tab/><text:tab/><text:tab/><text:tab/>printf("\nYou Entered: %s\n",cmnd[no+1]); </text:p>
      <text:p text:style-name="P33"><text:tab/><text:tab/><text:tab/><text:tab/>exit(0); </text:p>
      <text:p text:style-name="P33"><text:tab/><text:tab/><text:tab/>}<text:tab/> </text:p>
      <text:p text:style-name="P33"><text:tab/><text:tab/>//Others </text:p>
      <text:p text:style-name="P33"><text:tab/><text:tab/><text:tab/>else </text:p>
      <text:p text:style-name="P33"><text:tab/> <text:s text:c="3"/><text:tab/><text:tab/>{ </text:p>
      <text:p text:style-name="P33"><text:tab/><text:tab/><text:tab/><text:tab/>execvp(cmnd[no],cmnd+no); </text:p>
      <text:p text:style-name="P33"><text:tab/><text:tab/><text:tab/>} </text:p>
      <text:p text:style-name="P33">} </text:p>
      <text:p text:style-name="P33"/>
      <text:p text:style-name="P33">char * rl_gets () </text:p>
      <text:p text:style-name="P33">{ </text:p>
      <text:p text:style-name="P33"><text:s text:c="4"/>char * cwd,buff[1000]; </text:p>
      <text:p text:style-name="P33"><text:s text:c="4"/>char nk[50]; </text:p>
      <text:p text:style-name="P33"><text:tab/>if(line_read) </text:p>
      <text:p text:style-name="P33"><text:tab/>{ </text:p>
      <text:p text:style-name="P33"><text:tab/><text:tab/>free (line_read); </text:p>
      <text:p text:style-name="P33"><text:tab/><text:tab/>line_read = (char *)NULL; </text:p>
      <text:p text:style-name="P33"><text:s text:c="4"/>} </text:p>
      <text:p text:style-name="P33"><text:s text:c="4"/>strcpy(nk, "&lt;NIKKI "); </text:p>
      <text:p text:style-name="P33"><text:tab/>cwd = getcwd( buff,1000 ); </text:p>
      <text:p text:style-name="P33"><text:s text:c="4"/>strcat(nk,cwd); </text:p>
      <text:p text:style-name="P33"><text:s text:c="4"/>strcat(nk,"&gt;#"); </text:p>
      <text:p text:style-name="P33"><text:tab/>line_read = readline (nk); </text:p>
      <text:p text:style-name="P33"><text:tab/>if(line_read &amp;&amp; *line_read) </text:p>
      <text:p text:style-name="P33"><text:tab/><text:tab/>add_history(line_read); </text:p>
      <text:p text:style-name="P33"><text:tab/>return (line_read); </text:p>
      <text:p text:style-name="P33">} </text:p>
      <text:p text:style-name="P33"/>
      <text:p text:style-name="P33">int tokens(char **c, char *u_i) </text:p>
      <text:p text:style-name="P33">{ </text:p>
      <text:p text:style-name="P33"><text:tab/>char* ptr=NULL; </text:p>
      <text:p text:style-name="P33"><text:tab/>ptr= strtok(u_i, " "); </text:p>
      <text:p text:style-name="P33"><text:tab/>c[arg++]=ptr; <text:s text:c="3"/></text:p>
      <text:p text:style-name="P33"><text:tab/>while(((ptr=strtok(NULL," "))!= NULL) &amp;&amp; (arg&lt;20)) </text:p>
      <text:p text:style-name="P33"><text:tab/>{ </text:p>
      <text:p text:style-name="P33"><text:tab/><text:tab/>c[arg++]=ptr; </text:p>
      <text:p text:style-name="P33"><text:tab/>} </text:p>
      <text:p text:style-name="P33"><text:tab/>c[arg]=NULL;<text:tab/> </text:p>
      <text:p text:style-name="P33"><text:soft-page-break/><text:tab/>return arg++; </text:p>
      <text:p text:style-name="P33">} </text:p>
      <text:p text:style-name="P33"/>
      <text:p text:style-name="P33"/>
      <text:p text:style-name="P33">int copyFiles(char *source, char *destination) </text:p>
      <text:p text:style-name="P33">{ </text:p>
      <text:p text:style-name="P33"><text:s text:c="2"/>int in_fd, out_fd, n_chars; </text:p>
      <text:p text:style-name="P33"><text:s text:c="2"/>char buf[1000]; </text:p>
      <text:p text:style-name="P33"><text:s text:c="2"/></text:p>
      <text:p text:style-name="P33"><text:s text:c="2"/>/* open files */ </text:p>
      <text:p text:style-name="P33"><text:s text:c="2"/>if( (in_fd=open(source, O_RDONLY)) == -1 ) </text:p>
      <text:p text:style-name="P33"><text:s text:c="2"/>{ </text:p>
      <text:p text:style-name="P33"><text:tab/>printf("\nSorry, this operation failed.\nError: %s", strerror(in_fd)); </text:p>
      <text:p text:style-name="P33"><text:s text:c="2"/>} </text:p>
      <text:p text:style-name="P33"><text:s/></text:p>
      <text:p text:style-name="P33"><text:s text:c="2"/>if((out_fd=open(destination, O_WRONLY| O_APPEND|O_CREAT))==-1) </text:p>
      <text:p text:style-name="P33"><text:s text:c="2"/>{ </text:p>
      <text:p text:style-name="P33"><text:tab/>printf("\nSorry, this operation failed.\nError: %s", strerror(out_fd)); </text:p>
      <text:p text:style-name="P33"><text:s text:c="2"/>} </text:p>
      <text:p text:style-name="P33"><text:s/></text:p>
      <text:p text:style-name="P33"><text:s/></text:p>
      <text:p text:style-name="P33"><text:s text:c="2"/>/* copy files */ </text:p>
      <text:p text:style-name="P33"><text:s text:c="2"/>while( (n_chars = read(in_fd, buf, 1000)) &gt; 0 ) </text:p>
      <text:p text:style-name="P33"><text:s text:c="2"/>{ </text:p>
      <text:p text:style-name="P33"><text:s text:c="4"/>if( write(out_fd, buf, n_chars) != n_chars ) </text:p>
      <text:p text:style-name="P33"><text:s text:c="4"/>{ </text:p>
      <text:p text:style-name="P33"><text:tab/>printf("\nSorry, Write to operation failed.\nError: %s", strerror(out_fd)); </text:p>
      <text:p text:style-name="P33"><text:s text:c="4"/>} </text:p>
      <text:p text:style-name="P33"><text:s/></text:p>
      <text:p text:style-name="P33"><text:s text:c="4"/>if( n_chars == -1 ) </text:p>
      <text:p text:style-name="P33"><text:s text:c="4"/>{ </text:p>
      <text:p text:style-name="P33"><text:tab/>printf("\nSorry, read from operation failed.\nError: %s", strerror(n_chars)); </text:p>
      <text:p text:style-name="P33"><text:s text:c="4"/>} </text:p>
      <text:p text:style-name="P33"><text:s text:c="2"/>} </text:p>
      <text:p text:style-name="P33"><text:tab/>write(out_fd, "\n#This is a replicate copy\n", 32); </text:p>
      <text:p text:style-name="P33"><text:s/></text:p>
      <text:p text:style-name="P33"><text:s text:c="4"/>/* close files */ </text:p>
      <text:p text:style-name="P33"><text:s text:c="4"/>if( close(in_fd) == -1 || close(out_fd) == -1 ) </text:p>
      <text:p text:style-name="P33"><text:s text:c="4"/>{ </text:p>
      <text:p text:style-name="P33"><text:tab/>printf("\nSorry, closing operation failed.\n"); </text:p>
      <text:p text:style-name="P33"><text:s text:c="4"/>} </text:p>
      <text:p text:style-name="P33"><text:s/></text:p>
      <text:p text:style-name="P33"><text:s text:c="3"/>return 1; </text:p>
      <text:p text:style-name="P33">} </text:p>
      <text:p text:style-name="P33"/>
      <text:p text:style-name="P33"/>
      <text:p text:style-name="P33">void background_job() </text:p>
      <text:p text:style-name="P33">{ </text:p>
      <text:p text:style-name="P33"><text:tab/>int pid; </text:p>
      <text:p text:style-name="P33"><text:soft-page-break/><text:s text:c="8"/>cmnd[1]=NULL; </text:p>
      <text:p text:style-name="P33"><text:tab/>execvp(cmnd[0],cmnd); </text:p>
      <text:p text:style-name="P33">} </text:p>
      <text:p text:style-name="P33"/>
      <text:p text:style-name="P33">static void sgnl (int sig, siginfo_t *siginfo, void *context) </text:p>
      <text:p text:style-name="P33">{ </text:p>
      <text:p text:style-name="P33"><text:s text:c="4"/>//No action </text:p>
      <text:p text:style-name="P33">} </text:p>
      <text:p text:style-name="P33">static void segv() </text:p>
      <text:p text:style-name="P33">{ </text:p>
      <text:p text:style-name="P33"><text:s text:c="4"/>printf("\nYou made an Illegal Memory Reference!\n"); </text:p>
      <text:p text:style-name="P33">} </text:p>
      <text:p text:style-name="P33">static void read_terminal() </text:p>
      <text:p text:style-name="P33">{ </text:p>
      <text:p text:style-name="P33"><text:s text:c="4"/>printf("\nProcess you are executing is not allowed to read from terminal\n"); </text:p>
      <text:p text:style-name="P33">} </text:p>
      <text:p text:style-name="P33">static void write_terminal() </text:p>
      <text:p text:style-name="P33">{ </text:p>
      <text:p text:style-name="P33"><text:s text:c="4"/>printf("\nProcess you are executing is not allowed to write to terminal\n"); </text:p>
      <text:p text:style-name="P33">} </text:p>
      <text:p text:style-name="P33">static void suspending() </text:p>
      <text:p text:style-name="P33">{ </text:p>
      <text:p text:style-name="P33"><text:s text:c="4"/>printf("\nProcess is terminating, Bye\n"); </text:p>
      <text:p text:style-name="P33"><text:s text:c="4"/>kill(getpid(), SIGABRT); </text:p>
      <text:p text:style-name="P33">} </text:p>
      <text:p text:style-name="P33">static void pipe_write() </text:p>
      <text:p text:style-name="P33">{ </text:p>
      <text:p text:style-name="P33"><text:s text:c="4"/>printf("\nNo need to write onto the pipe as the reader has terminated\n"); </text:p>
      <text:p text:style-name="P33">} </text:p>
      <text:p text:style-name="P33"/>
      <text:p text:style-name="P33"/>
      <text:p text:style-name="P33">int main(int argc, char **argv, char **envp) </text:p>
      <text:p text:style-name="P33">{ </text:p>
      <text:p text:style-name="P33"><text:s text:c="4"/>char *ptr_pipe=NULL,*cmnd_pipe[50]={NULL}; </text:p>
      <text:p text:style-name="P33"><text:s text:c="4"/>int pid,vi=1,i,fd,n,a=0,v=20,j=0,il=0,fc=0,control=1; </text:p>
      <text:p text:style-name="P33"><text:s text:c="4"/>i=0; </text:p>
      <text:p text:style-name="P33"><text:s text:c="4"/>signal(SIGSEGV, segv); </text:p>
      <text:p text:style-name="P33"><text:s text:c="4"/>signal(SIGTSTP, suspending); //cntrl+z </text:p>
      <text:p text:style-name="P33"><text:s text:c="4"/>signal(SIGQUIT, suspending); /* cntrl+\ <text:s/>*/ </text:p>
      <text:p text:style-name="P33"><text:s text:c="4"/>signal(SIGALRM, SIG_IGN); <text:s text:c="3"/>//ignores sigalarm </text:p>
      <text:p text:style-name="P33"><text:s text:c="4"/>signal(SIGPIPE, pipe_write);<text:tab/> </text:p>
      <text:p text:style-name="P33"><text:s text:c="4"/>signal(SIGTTIN, read_terminal); </text:p>
      <text:p text:style-name="P33"><text:s text:c="4"/>signal(SIGTTOU, write_terminal); </text:p>
      <text:p text:style-name="P33"><text:tab/>while(control) </text:p>
      <text:p text:style-name="P33"><text:tab/>{ </text:p>
      <text:p text:style-name="P33"><text:tab/><text:tab/>fc=0; </text:p>
      <text:p text:style-name="P33"><text:tab/><text:tab/>char* cwd; </text:p>
      <text:p text:style-name="P33"><text:tab/> <text:s text:c="3"/>int xa=0; </text:p>
      <text:p text:style-name="P33"><text:tab/><text:tab/>arg=0; </text:p>
      <text:p text:style-name="P33"><text:soft-page-break/><text:tab/><text:tab/>user_input=rl_gets (); </text:p>
      <text:p text:style-name="P33"><text:tab/><text:tab/>//Pipe </text:p>
      <text:p text:style-name="P33"><text:tab/><text:tab/>if( strchr(user_input, '|')!=NULL) </text:p>
      <text:p text:style-name="P33"><text:tab/><text:tab/>{ </text:p>
      <text:p text:style-name="P33"><text:tab/><text:tab/><text:tab/>int arg_pipe=0, pid1, pid2,x=1,count=0; </text:p>
      <text:p text:style-name="P33"><text:tab/><text:tab/><text:tab/>int n1[50]={0}; </text:p>
      <text:p text:style-name="P33"><text:tab/><text:tab/><text:tab/>fc=1; </text:p>
      <text:p text:style-name="P33"><text:tab/><text:tab/><text:tab/>char *px; </text:p>
      <text:p text:style-name="P33"><text:tab/><text:tab/><text:tab/>//Counting no of pipes in the user_input </text:p>
      <text:p text:style-name="P33"><text:tab/><text:tab/><text:tab/>for (px = user_input; *px; px++) </text:p>
      <text:p text:style-name="P33"><text:s text:c="8"/><text:tab/><text:tab/><text:tab/>if (*px == '|') </text:p>
      <text:p text:style-name="P33"><text:tab/><text:tab/><text:tab/><text:tab/><text:tab/>count++; </text:p>
      <text:p text:style-name="P33"><text:tab/><text:tab/><text:tab/>char * saveptr; </text:p>
      <text:p text:style-name="P33"><text:tab/><text:tab/><text:tab/>ptr_pipe= strtok_r(user_input, "|",&amp;saveptr); </text:p>
      <text:p text:style-name="P33"><text:tab/><text:tab/><text:tab/>int i=0; </text:p>
      <text:p text:style-name="P33"><text:tab/><text:tab/><text:tab/>int p[2]={-1,1}, p1[2]={0,1}, v=0; </text:p>
      <text:p text:style-name="P33"><text:tab/><text:tab/><text:tab/>n1[arg_pipe++]=0; </text:p>
      <text:p text:style-name="P33"><text:tab/><text:tab/><text:tab/>do </text:p>
      <text:p text:style-name="P33"><text:tab/><text:tab/><text:tab/>{ </text:p>
      <text:p text:style-name="P33"><text:tab/><text:tab/><text:tab/><text:tab/>cmnd_pipe[arg_pipe]=ptr_pipe; </text:p>
      <text:p text:style-name="P33"><text:tab/><text:tab/> <text:s text:c="4"/><text:tab/> <text:s text:c="7"/>n1[arg_pipe]=tokens(cmnd, cmnd_pipe[arg_pipe])+1; </text:p>
      <text:p text:style-name="P33"><text:tab/><text:tab/><text:tab/><text:tab/>arg_pipe++; </text:p>
      <text:p text:style-name="P33"><text:tab/><text:tab/><text:tab/><text:tab/>pipe(p); </text:p>
      <text:p text:style-name="P33"><text:tab/><text:tab/><text:tab/><text:tab/>int child_pid; </text:p>
      <text:p text:style-name="P33"><text:tab/><text:tab/><text:tab/><text:tab/>if((child_pid=fork())==0) </text:p>
      <text:p text:style-name="P33"><text:tab/><text:tab/><text:tab/><text:tab/>{<text:tab/>//child </text:p>
      <text:p text:style-name="P33"><text:tab/><text:tab/><text:tab/><text:tab/><text:tab/>//printf("in %d th command writing to %d\n",i+1,p[1]); </text:p>
      <text:p text:style-name="P33"><text:tab/><text:tab/><text:tab/><text:tab/><text:tab/>//printf("in %d th command reading from %d\n",i+1,p1[0]); </text:p>
      <text:p text:style-name="P33"><text:tab/><text:tab/><text:tab/><text:tab/><text:tab/>if (i != count)//not last command </text:p>
      <text:p text:style-name="P33"><text:tab/><text:tab/><text:tab/><text:tab/><text:tab/>{ </text:p>
      <text:p text:style-name="P33"><text:tab/><text:tab/><text:tab/> <text:s text:c="19"/>dup2(p[1],1); </text:p>
      <text:p text:style-name="P33"><text:tab/><text:tab/><text:tab/><text:tab/><text:tab/> <text:s text:c="3"/>close(p[0]); </text:p>
      <text:p text:style-name="P33"><text:tab/><text:tab/><text:tab/><text:tab/><text:tab/> <text:s text:c="3"/>close(p[1]); </text:p>
      <text:p text:style-name="P33"><text:tab/><text:tab/><text:tab/><text:tab/><text:tab/>} </text:p>
      <text:p text:style-name="P33"><text:tab/><text:tab/><text:tab/> <text:s text:c="15"/>if (i != 0) //not first command </text:p>
      <text:p text:style-name="P33"><text:tab/><text:tab/><text:tab/><text:tab/><text:tab/>{ </text:p>
      <text:p text:style-name="P33"><text:tab/><text:tab/><text:tab/><text:tab/><text:tab/><text:tab/>dup2(p1[0],0); </text:p>
      <text:p text:style-name="P33"><text:tab/><text:tab/><text:tab/><text:tab/><text:tab/><text:tab/>close(p1[0]); </text:p>
      <text:p text:style-name="P33"><text:tab/><text:tab/><text:tab/><text:tab/><text:tab/><text:tab/>close(p1[1]); </text:p>
      <text:p text:style-name="P33"><text:tab/><text:tab/><text:tab/><text:tab/><text:tab/>} </text:p>
      <text:p text:style-name="P33"><text:tab/><text:tab/><text:tab/><text:tab/><text:tab/>v=n1[i]; </text:p>
      <text:p text:style-name="P33"><text:tab/><text:tab/><text:tab/><text:tab/><text:tab/>functions(v); </text:p>
      <text:p text:style-name="P33"><text:tab/><text:tab/><text:tab/><text:tab/>} </text:p>
      <text:p text:style-name="P33"><text:tab/><text:tab/><text:tab/><text:tab/>if(i!=0) </text:p>
      <text:p text:style-name="P33"><text:tab/><text:tab/><text:tab/><text:tab/>{ </text:p>
      <text:p text:style-name="P33"><text:tab/><text:tab/><text:tab/><text:tab/><text:tab/>close(p1[0]); </text:p>
      <text:p text:style-name="P33"><text:tab/><text:tab/><text:tab/><text:tab/><text:tab/>close(p1[1]); </text:p>
      <text:p text:style-name="P33"><text:tab/><text:tab/><text:tab/><text:tab/>} </text:p>
      <text:p text:style-name="P33"><text:tab/><text:tab/><text:tab/><text:tab/>p1[0]=p[0]; </text:p>
      <text:p text:style-name="P33"><text:soft-page-break/><text:tab/><text:tab/><text:tab/><text:tab/>p1[1]=p[1]; </text:p>
      <text:p text:style-name="P33"><text:tab/><text:tab/><text:tab/><text:tab/>waitpid(child_pid,NULL,0); </text:p>
      <text:p text:style-name="P33"><text:tab/><text:tab/><text:tab/><text:tab/>if(i==count) </text:p>
      <text:p text:style-name="P33"><text:tab/><text:tab/><text:tab/><text:tab/>{<text:tab/>close(p1[0]); </text:p>
      <text:p text:style-name="P33"><text:tab/><text:tab/><text:tab/><text:tab/><text:tab/>close(p1[1]); </text:p>
      <text:p text:style-name="P33"><text:tab/><text:tab/><text:tab/><text:tab/>}<text:tab/> </text:p>
      <text:p text:style-name="P33"><text:tab/><text:tab/><text:tab/><text:tab/>i++; </text:p>
      <text:p text:style-name="P33"><text:tab/><text:tab/><text:tab/>}while((ptr_pipe=strtok_r(NULL,"|",&amp;saveptr))!= NULL); </text:p>
      <text:p text:style-name="P33"><text:tab/><text:tab/><text:tab/>cmnd_pipe[arg_pipe]=NULL; </text:p>
      <text:p text:style-name="P33"><text:tab/><text:tab/>} </text:p>
      <text:p text:style-name="P33"><text:tab/><text:tab/>//Redirection </text:p>
      <text:p text:style-name="P33"><text:tab/><text:tab/>else if((strchr(user_input, '&gt;')!=NULL) || (strchr(user_input, '&lt;')!=NULL) ) </text:p>
      <text:p text:style-name="P33"><text:tab/><text:tab/>{<text:tab/> </text:p>
      <text:p text:style-name="P33"><text:tab/><text:tab/><text:tab/>int pid1=fork(); </text:p>
      <text:p text:style-name="P33"><text:tab/><text:tab/><text:tab/>if(pid1==0) </text:p>
      <text:p text:style-name="P33"><text:tab/><text:tab/><text:tab/>{ </text:p>
      <text:p text:style-name="P33"><text:tab/><text:tab/><text:tab/><text:tab/>if(strchr(user_input, '&gt;')!=NULL) //application &gt; file: redirect stdout of app to file(write output to file) </text:p>
      <text:p text:style-name="P33"><text:tab/><text:tab/><text:tab/><text:tab/>{ </text:p>
      <text:p text:style-name="P33"><text:tab/><text:tab/><text:tab/><text:tab/><text:tab/>if(strchr(user_input, '&gt;')!= strrchr(user_input, '&gt;')) </text:p>
      <text:p text:style-name="P33"><text:tab/><text:tab/><text:tab/><text:tab/><text:tab/>{ </text:p>
      <text:p text:style-name="P33"><text:tab/><text:tab/><text:tab/><text:tab/><text:tab/><text:tab/>ptr_pipe= strtok(user_input, "&gt;&gt;"); </text:p>
      <text:p text:style-name="P33"><text:tab/><text:tab/><text:tab/><text:tab/><text:tab/><text:tab/>cmnd_pipe[0]=ptr_pipe; </text:p>
      <text:p text:style-name="P33"><text:tab/><text:tab/><text:tab/><text:tab/><text:tab/><text:tab/>ptr_pipe=strtok(NULL, "&gt;&gt;"); </text:p>
      <text:p text:style-name="P33"><text:tab/><text:tab/><text:tab/><text:tab/><text:tab/><text:tab/>char* ptr=NULL; </text:p>
      <text:p text:style-name="P33"><text:tab/><text:tab/><text:tab/><text:tab/><text:tab/><text:tab/>ptr= strtok(cmnd_pipe[0], " "); </text:p>
      <text:p text:style-name="P33"><text:tab/><text:tab/><text:tab/><text:tab/><text:tab/><text:tab/>cmnd[a++]=ptr; <text:s text:c="3"/></text:p>
      <text:p text:style-name="P33"><text:tab/><text:tab/><text:tab/><text:tab/><text:tab/><text:tab/>while(((ptr=strtok(NULL," "))!= NULL) &amp;&amp; (arg&lt;20)) </text:p>
      <text:p text:style-name="P33"><text:tab/><text:tab/><text:tab/><text:tab/><text:tab/><text:tab/><text:tab/>cmnd[a++]=ptr; </text:p>
      <text:p text:style-name="P33"><text:tab/><text:tab/><text:tab/><text:tab/><text:tab/><text:tab/>cmnd[a]=ptr_pipe; </text:p>
      <text:p text:style-name="P33"><text:tab/><text:tab/><text:tab/> <text:s text:c="3"/><text:tab/><text:tab/><text:tab/>fd=open(cmnd[a], O_WRONLY| O_APPEND|O_CREAT); //Open a file with fd no = 1 </text:p>
      <text:p text:style-name="P33"><text:s text:c="28"/><text:tab/><text:tab/><text:tab/>if(fd==-1) </text:p>
      <text:p text:style-name="P33"><text:tab/><text:tab/><text:tab/> <text:s text:c="31"/>printf("\nSorry, this operation failed.\nError: %s", strerror(fd)); </text:p>
      <text:p text:style-name="P33"><text:tab/><text:tab/><text:tab/><text:tab/><text:tab/>} </text:p>
      <text:p text:style-name="P33"><text:tab/><text:tab/><text:tab/><text:tab/><text:tab/>else </text:p>
      <text:p text:style-name="P33"><text:tab/><text:tab/><text:tab/><text:tab/><text:tab/>{ </text:p>
      <text:p text:style-name="P33"><text:tab/><text:tab/><text:tab/><text:tab/><text:tab/><text:tab/>ptr_pipe= strtok(user_input, "&gt;"); </text:p>
      <text:p text:style-name="P33"><text:tab/><text:tab/><text:tab/><text:tab/><text:tab/><text:tab/>cmnd_pipe[0]=ptr_pipe; </text:p>
      <text:p text:style-name="P33"><text:tab/><text:tab/><text:tab/><text:tab/><text:tab/><text:tab/>ptr_pipe=strtok(NULL, "&gt;"); </text:p>
      <text:p text:style-name="P33"><text:tab/><text:tab/><text:tab/><text:tab/><text:tab/><text:tab/>char* ptr=NULL; </text:p>
      <text:p text:style-name="P33"><text:tab/><text:tab/><text:tab/><text:tab/><text:tab/><text:tab/>ptr= strtok(cmnd_pipe[0], " "); </text:p>
      <text:p text:style-name="P33"><text:tab/><text:tab/><text:tab/><text:tab/><text:tab/><text:tab/>cmnd[a++]=ptr; <text:s text:c="3"/></text:p>
      <text:p text:style-name="P33"><text:tab/><text:tab/><text:tab/><text:tab/><text:tab/><text:tab/>while(((ptr=strtok(NULL," "))!= NULL) &amp;&amp; (arg&lt;20)) </text:p>
      <text:p text:style-name="P33"><text:tab/><text:tab/><text:tab/><text:tab/><text:tab/><text:tab/><text:tab/>cmnd[a++]=ptr; </text:p>
      <text:p text:style-name="P33"><text:tab/><text:tab/><text:tab/><text:tab/><text:tab/><text:tab/>cmnd[a]=ptr_pipe; </text:p>
      <text:p text:style-name="P33"><text:tab/><text:tab/><text:tab/><text:tab/> <text:s text:c="3"/><text:tab/><text:tab/>fd=open(cmnd[a], O_WRONLY| O_TRUNC|O_CREAT); //Open a file with fd no = 1 </text:p>
      <text:p text:style-name="P33"><text:soft-page-break/><text:s text:c="24"/><text:tab/><text:tab/><text:tab/>if(fd==-1) </text:p>
      <text:p text:style-name="P33"><text:s text:c="24"/><text:tab/><text:tab/><text:tab/> <text:s text:c="7"/>printf("\nSorry, this operation failed.\nError: %s", strerror(fd)); </text:p>
      <text:p text:style-name="P33"><text:tab/><text:tab/><text:tab/><text:tab/><text:tab/>} </text:p>
      <text:p text:style-name="P33"><text:tab/><text:tab/><text:tab/><text:tab/><text:tab/>//printf("\n"); </text:p>
      <text:p text:style-name="P33"><text:tab/><text:tab/><text:tab/><text:tab/><text:tab/>dup2(fd, STDOUT_FILENO); </text:p>
      <text:p text:style-name="P33"><text:tab/><text:tab/><text:tab/><text:tab/><text:tab/>close(fd);<text:tab/><text:tab/><text:tab/><text:tab/><text:tab/><text:tab/> </text:p>
      <text:p text:style-name="P33"><text:tab/><text:tab/><text:tab/><text:tab/>} </text:p>
      <text:p text:style-name="P33"><text:tab/><text:tab/><text:tab/><text:tab/>if(strchr(user_input, '&lt;')!=NULL) //application &lt; file: redirect stdin of app from file (read input from file) </text:p>
      <text:p text:style-name="P33"><text:tab/><text:tab/><text:tab/><text:tab/>{ </text:p>
      <text:p text:style-name="P33"><text:tab/><text:tab/><text:tab/><text:tab/><text:tab/>ptr_pipe= strtok(user_input, "&lt;"); </text:p>
      <text:p text:style-name="P33"><text:tab/><text:tab/><text:tab/><text:tab/><text:tab/>cmnd_pipe[0]=ptr_pipe; </text:p>
      <text:p text:style-name="P33"><text:tab/><text:tab/><text:tab/><text:tab/><text:tab/>ptr_pipe=strtok(NULL, "&lt;"); </text:p>
      <text:p text:style-name="P33"><text:tab/><text:tab/><text:tab/><text:tab/><text:tab/>char* ptr=NULL; </text:p>
      <text:p text:style-name="P33"><text:tab/><text:tab/><text:tab/><text:tab/><text:tab/>ptr= strtok(cmnd_pipe[0], " "); </text:p>
      <text:p text:style-name="P33"><text:tab/><text:tab/><text:tab/><text:tab/><text:tab/>cmnd[a++]=ptr; <text:s text:c="3"/></text:p>
      <text:p text:style-name="P33"><text:tab/><text:tab/><text:tab/><text:tab/><text:tab/>while(((ptr=strtok(NULL," "))!= NULL) &amp;&amp; (arg&lt;20)) </text:p>
      <text:p text:style-name="P33"><text:tab/><text:tab/><text:tab/><text:tab/><text:tab/><text:tab/>cmnd[a++]=ptr; </text:p>
      <text:p text:style-name="P33"><text:tab/><text:tab/><text:tab/><text:tab/><text:tab/>cmnd[a]=ptr_pipe; </text:p>
      <text:p text:style-name="P33"><text:tab/><text:tab/><text:tab/><text:tab/><text:tab/>fd=open(cmnd[a], O_RDONLY); //Open file with fd - 0 </text:p>
      <text:p text:style-name="P33"><text:s text:c="20"/><text:tab/><text:tab/><text:tab/>if(fd==-1) </text:p>
      <text:p text:style-name="P33"><text:tab/><text:tab/> <text:s text:c="31"/>printf("\nSorry, this operation failed.\nError: %s", strerror(fd)); </text:p>
      <text:p text:style-name="P33"><text:tab/><text:tab/><text:tab/><text:tab/><text:tab/>dup2(fd, STDIN_FILENO); </text:p>
      <text:p text:style-name="P33"><text:tab/><text:tab/><text:tab/><text:tab/><text:tab/>close(fd); </text:p>
      <text:p text:style-name="P33"><text:s text:c="4"/><text:tab/><text:tab/><text:tab/><text:tab/>} </text:p>
      <text:p text:style-name="P33"><text:tab/><text:tab/><text:tab/><text:tab/>cmnd[a+1]=NULL; </text:p>
      <text:p text:style-name="P33"><text:tab/><text:tab/><text:tab/><text:tab/>functions(0); </text:p>
      <text:p text:style-name="P33"><text:tab/><text:tab/><text:tab/>}<text:tab/><text:tab/> </text:p>
      <text:p text:style-name="P33"><text:tab/><text:tab/><text:tab/>else </text:p>
      <text:p text:style-name="P33"><text:tab/><text:tab/><text:tab/>{ </text:p>
      <text:p text:style-name="P33"><text:tab/><text:tab/><text:tab/><text:tab/>waitpid(-1,NULL,0); </text:p>
      <text:p text:style-name="P33"><text:tab/><text:tab/><text:tab/>} </text:p>
      <text:p text:style-name="P33"><text:tab/><text:tab/>} </text:p>
      <text:p text:style-name="P33"><text:tab/><text:tab/>//Background process execution </text:p>
      <text:p text:style-name="P33"><text:tab/><text:tab/>else if(strchr(user_input, '&amp;')!=NULL) </text:p>
      <text:p text:style-name="P33"><text:tab/><text:tab/>{ </text:p>
      <text:p text:style-name="P33"><text:tab/><text:tab/><text:tab/>fc=1; </text:p>
      <text:p text:style-name="P33"><text:tab/><text:tab/><text:tab/>int xc=tokens(cmnd, user_input); </text:p>
      <text:p text:style-name="P33"><text:tab/><text:tab/><text:tab/>struct sigaction act; </text:p>
      <text:p text:style-name="P33"><text:s/><text:tab/><text:tab/><text:tab/>memset (&amp;act, '\0', sizeof(act)); </text:p>
      <text:p text:style-name="P33"><text:tab/><text:tab/><text:tab/>act.sa_sigaction = &amp;sgnl; </text:p>
      <text:p text:style-name="P33"><text:tab/><text:tab/><text:tab/>act.sa_flags = 0;<text:tab/> </text:p>
      <text:p text:style-name="P33"><text:tab/><text:tab/><text:tab/>sigaction(SIGCHLD, &amp;act, NULL); </text:p>
      <text:p text:style-name="P33"><text:tab/><text:tab/><text:tab/>xc=vfork(); <text:s text:c="2"/></text:p>
      <text:p text:style-name="P33"><text:tab/><text:tab/><text:tab/>if(xc==0) </text:p>
      <text:p text:style-name="P33"><text:tab/><text:tab/><text:tab/>{ </text:p>
      <text:p text:style-name="P33"><text:tab/><text:tab/><text:tab/><text:tab/>printf("\n+[Started job]: %d\n", getpid()); </text:p>
      <text:p text:style-name="P33"><text:soft-page-break/><text:s text:c="12"/><text:tab/><text:tab/><text:tab/>background_job(); </text:p>
      <text:p text:style-name="P33"><text:tab/><text:tab/><text:tab/><text:tab/>exit(0); </text:p>
      <text:p text:style-name="P33"><text:tab/><text:tab/><text:tab/>}<text:tab/><text:tab/> </text:p>
      <text:p text:style-name="P33"><text:tab/><text:tab/>} </text:p>
      <text:p text:style-name="P33"><text:tab/><text:tab/>else </text:p>
      <text:p text:style-name="P33"><text:tab/> <text:s text:c="7"/>{ </text:p>
      <text:p text:style-name="P33"><text:tab/><text:tab/><text:tab/>int x; </text:p>
      <text:p text:style-name="P33"><text:tab/><text:tab/><text:tab/>x=tokens(cmnd,user_input); </text:p>
      <text:p text:style-name="P33"><text:tab/><text:tab/>} </text:p>
      <text:p text:style-name="P33"><text:tab/><text:tab/>if(fc==0) </text:p>
      <text:p text:style-name="P33"><text:tab/><text:tab/>{ </text:p>
      <text:p text:style-name="P33"><text:tab/><text:tab/><text:tab/>pid=fork(); </text:p>
      <text:p text:style-name="P33"><text:tab/><text:tab/><text:tab/>if(pid==0) </text:p>
      <text:p text:style-name="P33"><text:tab/><text:tab/><text:tab/>{<text:tab/><text:tab/> </text:p>
      <text:p text:style-name="P33"><text:tab/><text:tab/><text:tab/><text:tab/>functions(0); </text:p>
      <text:p text:style-name="P33"><text:tab/><text:tab/><text:tab/>}<text:tab/><text:tab/> </text:p>
      <text:p text:style-name="P33"><text:tab/><text:tab/><text:tab/>else </text:p>
      <text:p text:style-name="P33"><text:tab/><text:tab/><text:tab/>{ </text:p>
      <text:p text:style-name="P33"><text:tab/><text:tab/><text:tab/><text:tab/>waitpid(pid,NULL,0); </text:p>
      <text:p text:style-name="P33"><text:tab/><text:tab/><text:tab/>} </text:p>
      <text:p text:style-name="P33"><text:tab/><text:tab/>} </text:p>
      <text:p text:style-name="P33"><text:tab/>} </text:p>
      <text:p text:style-name="P33"><text:tab/>return 0; </text:p>
      <text:p text:style-name="P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ki </meta:initial-creator>
    <meta:creation-date>2014-10-21T15:59:53.232752129</meta:creation-date>
    <dc:date>2014-10-21T17:29:42.527588986</dc:date>
    <dc:creator>Nikki </dc:creator>
    <meta:editing-duration>PT1H12M16S</meta:editing-duration>
    <meta:editing-cycles>3</meta:editing-cycles>
    <meta:generator>LibreOffice/4.2.6.2$Linux_x86 LibreOffice_project/420$Build-2</meta:generator>
    <meta:document-statistic meta:table-count="0" meta:image-count="0" meta:object-count="0" meta:page-count="15" meta:paragraph-count="468" meta:word-count="2104" meta:character-count="16284" meta:non-whitespace-character-count="12791"/>
  </office:meta>
</office:document-meta>
</file>